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pitch="variable"/>
    <style:font-face style:name="Chandas" svg:font-family="Chandas" style:font-pitch="variable"/>
    <style:font-face style:name="Laksaman" svg:font-family="Laksa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ntarell" fo:font-size="15pt" officeooo:paragraph-rsid="0002b340" style:font-size-asian="15pt" style:font-size-complex="15pt"/>
    </style:style>
    <style:style style:name="T1" style:family="text">
      <style:text-properties officeooo:rsid="0002b340"/>
    </style:style>
    <style:style style:name="T2" style:family="text">
      <style:text-properties style:font-name="Chanda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ôpital SoigneMoi</text:p>
      <text:p text:style-name="P1">12 Boulevard Victor Hugo</text:p>
      <text:p text:style-name="P1">59182 Chtibuck</text:p>
      <text:p text:style-name="P1"/>
      <text:p text:style-name="P1">02 78 45 63 21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pitch="variable"/>
    <style:font-face style:name="Chandas" svg:font-family="Chandas" style:font-pitch="variable"/>
    <style:font-face style:name="Laksaman" svg:font-family="Laksa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3T19:57:01.498596985</meta:creation-date>
    <dc:date>2024-05-03T20:05:15.004086383</dc:date>
    <meta:editing-duration>PT8M14S</meta:editing-duration>
    <meta:editing-cycles>1</meta:editing-cycles>
    <meta:document-statistic meta:table-count="0" meta:image-count="0" meta:object-count="0" meta:page-count="1" meta:paragraph-count="4" meta:word-count="13" meta:character-count="69" meta:non-whitespace-character-count="60"/>
    <meta:generator>LibreOffice/7.3.7.2$Linux_X86_64 LibreOffice_project/30$Build-2</meta:generator>
  </office:meta>
</office:document-meta>
</file>